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solid" draw:fill-color="#ffffff" draw:textarea-horizontal-align="left" draw:textarea-vertical-align="top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-width="0.245cm" draw:fill="solid" draw:fill-color="#ffffff" draw:opacity="0%" draw:textarea-horizontal-align="left" draw:textarea-vertical-align="top" draw:auto-grow-height="false" fo:padding-top="0.14cm" fo:padding-bottom="0.14cm" fo:padding-left="0.265cm" fo:padding-right="0.265cm" draw:shadow-opacity="0%"/>
    </style:style>
    <style:style style:name="gr3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draw:marker-start-width="0.245cm" draw:marker-end-width="0.245cm" draw:fill="solid" draw:fill-color="#ffcc99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Fine_20_Dashed" svg:stroke-width="0.03cm" draw:marker-start="Arrow" draw:marker-start-width="0.3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3cm" draw:marker-start-width="0.245cm" draw:marker-end-width="0.245cm" draw:fill="solid" draw:fill-color="#ffff99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FreeSans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FreeSans" style:font-family-generic="swiss" style:font-pitch="variable" fo:font-size="15pt" style:font-size-asian="15pt" style:font-size-complex="15pt"/>
    </style:style>
    <style:style style:name="P5" style:family="paragraph">
      <style:paragraph-properties fo:text-align="center"/>
      <style:text-properties fo:font-family="FreeSans" style:font-family-generic="swiss" style:font-pitch="variable"/>
    </style:style>
    <style:style style:name="P6" style:family="paragraph">
      <style:paragraph-properties fo:text-align="center"/>
      <style:text-properties fo:font-family="FreeSans" style:font-family-generic="swiss" style:font-pitch="variable" fo:font-size="12pt" style:font-size-asian="12pt" style:font-size-complex="12pt"/>
    </style:style>
    <style:style style:name="P7" style:family="paragraph">
      <style:text-properties fo:font-family="FreeSans" style:font-family-generic="swiss" style:font-pitch="variable" fo:font-size="12pt" style:font-size-asian="12pt" style:font-size-complex="12pt"/>
    </style:style>
    <style:style style:name="T1" style:family="text">
      <style:text-properties fo:font-family="FreeSans" style:font-family-generic="swiss" style:font-pitch="variable" fo:font-size="15pt" style:font-size-asian="15pt" style:font-size-complex="15pt"/>
    </style:style>
    <style:style style:name="T2" style:family="text">
      <style:text-properties fo:font-family="FreeSans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5cm" svg:height="13.75cm" svg:x="23cm" svg:y="0.5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5cm" svg:height="13.75cm" svg:x="22.75cm" svg:y="0.75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5cm" svg:height="13.75cm" svg:x="22.5cm" svg:y="1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5cm" svg:height="13.75cm" svg:x="22.25cm" svg:y="1.25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5cm" svg:height="13.75cm" svg:x="22cm" svg:y="1.5cm">
          <text:p text:style-name="P1"><text:span text:style-name="T1">Processing on</text:span></text:p>
          <text:p text:style-name="P1"><text:span text:style-name="T1">compute nod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8cm" svg:height="13.75cm" svg:x="0.75cm" svg:y="1cm">
          <text:p text:style-name="P3"><text:span text:style-name="T1">Processing on head 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id="id6" draw:layer="layout" svg:width="2cm" svg:height="8.25cm" svg:x="4.75cm" svg:y="3.75cm">
          <draw:glue-point draw:id="8" svg:x="5cm" svg:y="-4.393cm"/>
          <draw:glue-point draw:id="9" svg:x="5cm" svg:y="-2.878cm"/>
          <draw:glue-point draw:id="10" svg:x="5cm" svg:y="-0.757cm"/>
          <draw:glue-point draw:id="11" svg:x="5cm" svg:y="0.757cm"/>
          <draw:glue-point draw:id="12" svg:x="5cm" svg:y="2.878cm"/>
          <draw:glue-point draw:id="13" svg:x="5cm" svg:y="4.393cm"/>
          <draw:glue-point draw:id="14" svg:x="-5cm" svg:y="-4.392cm"/>
          <draw:glue-point draw:id="15" svg:x="-5cm" svg:y="-1.969cm"/>
          <text:p text:style-name="P3"><text:span text:style-name="T2">Control</text:span></text:p>
          <text:p text:style-name="P3"><text:span text:style-name="T2">Reci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cm" svg:height="1cm" svg:x="4.75cm" svg:y="2cm">
          <text:p text:style-name="P3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18" draw:layer="layout" svg:width="2cm" svg:height="1cm" svg:x="4.75cm" svg:y="12.75cm">
          <text:p text:style-name="P3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7" draw:layer="layout" svg:width="2cm" svg:height="1cm" svg:x="7.25cm" svg:y="3.75cm">
          <text:p text:style-name="P3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4" draw:layer="layout" svg:width="2cm" svg:height="1cm" svg:x="13cm" svg:y="5.5cm">
          <text:p text:style-name="P3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2" draw:layer="layout" svg:width="2cm" svg:height="1cm" svg:x="13cm" svg:y="8cm">
          <text:p text:style-name="P3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8" draw:layer="layout" svg:width="2cm" svg:height="1cm" svg:x="7.25cm" svg:y="5cm">
          <text:p text:style-name="P3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11" draw:layer="layout" svg:width="2.25cm" svg:height="2.25cm" svg:x="9.75cm" svg:y="3.75cm">
          <draw:glue-point draw:id="8" svg:x="-5cm" svg:y="-2.777cm"/>
          <draw:glue-point draw:id="9" svg:x="-5cm" svg:y="2.777cm"/>
          <text:p text:style-name="P3"><text:span text:style-name="T2">Recipe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5.75cm" svg:y1="3cm" svg:x2="5.75cm" svg:y2="3.75cm">
          <text:p/>
        </draw:line>
        <draw:custom-shape draw:style-name="gr3" draw:text-style-name="P6" draw:id="id10" draw:layer="layout" svg:width="2cm" svg:height="1cm" svg:x="7.25cm" svg:y="6.75cm">
          <text:p text:style-name="P3"><text:span text:style-name="T2">In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9" draw:layer="layout" svg:width="2cm" svg:height="1cm" svg:x="7.25cm" svg:y="8cm">
          <text:p text:style-name="P3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1" draw:layer="layout" svg:width="2.25cm" svg:height="2.25cm" svg:x="9.75cm" svg:y="6.75cm">
          <draw:glue-point draw:id="8" svg:x="5cm" svg:y="-3.888cm"/>
          <draw:glue-point draw:id="9" svg:x="5cm" svg:y="-1.666cm"/>
          <draw:glue-point draw:id="10" svg:x="5cm" svg:y="1.666cm"/>
          <draw:glue-point draw:id="11" svg:x="5cm" svg:y="3.222cm"/>
          <draw:glue-point draw:id="12" svg:x="5cm" svg:y="1.666cm"/>
          <draw:glue-point draw:id="13" svg:x="5.008cm" svg:y="-3.155cm"/>
          <draw:glue-point draw:id="14" svg:x="-5cm" svg:y="2.777cm"/>
          <draw:glue-point draw:id="15" svg:x="-5cm" svg:y="-2.777cm"/>
          <text:p text:style-name="P3"><text:span text:style-name="T2">Recipe 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6" draw:id="id12" draw:layer="layout" svg:width="2.25cm" svg:height="2.25cm" svg:x="15.5cm" svg:y="5.5cm">
          <draw:glue-point draw:id="8" svg:x="-5cm" svg:y="-2.777cm"/>
          <draw:glue-point draw:id="9" svg:x="-5cm" svg:y="2.777cm"/>
          <text:p text:style-name="P3"><text:span text:style-name="T2">Recipe 2.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id="id13" draw:layer="layout" svg:width="2.25cm" svg:height="2.25cm" svg:x="15.5cm" svg:y="8cm">
          <draw:glue-point draw:id="8" svg:x="-5cm" svg:y="-2.777cm"/>
          <draw:glue-point draw:id="9" svg:x="-5cm" svg:y="2.777cm"/>
          <text:p text:style-name="P3"><text:span text:style-name="T2">Recipe 2.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id="id3" draw:layer="layout" svg:width="2cm" svg:height="1cm" svg:x="13cm" svg:y="9.25cm">
          <text:p text:style-name="P3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5" draw:layer="layout" svg:width="2cm" svg:height="1cm" svg:x="13cm" svg:y="6.75cm">
          <text:p text:style-name="P3"><text:span text:style-name="T2">Output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5" draw:layer="layout" draw:line-skew="0.13cm" svg:x1="12cm" svg:y1="8.249cm" svg:x2="13.2cm" svg:y2="8.5cm" draw:start-shape="id1" draw:start-glue-point="10" draw:end-shape="id2" draw:end-glue-point="6" svg:d="m12000 8249h630v251h570">
          <text:p/>
        </draw:connector>
        <draw:connector draw:style-name="gr4" draw:text-style-name="P5" draw:layer="layout" draw:line-skew="0cm -1.016cm -3.016cm" svg:x1="13.2cm" svg:y1="9.75cm" svg:x2="12cm" svg:y2="8.599cm" draw:start-shape="id3" draw:start-glue-point="6" draw:end-shape="id1" draw:end-glue-point="11" svg:d="m13200 9750h-716v0h16v-1151h-500">
          <text:p/>
        </draw:connector>
        <draw:connector draw:style-name="gr4" draw:text-style-name="P5" draw:layer="layout" draw:line-skew="-3.016cm 1.015cm" svg:x1="12cm" svg:y1="7.166cm" svg:x2="13.2cm" svg:y2="6cm" draw:start-shape="id1" draw:start-glue-point="13" draw:end-shape="id4" draw:end-glue-point="6" svg:d="m12000 7166h500v-1166h-16v0h716">
          <text:p/>
        </draw:connector>
        <draw:connector draw:style-name="gr4" draw:text-style-name="P5" draw:layer="layout" draw:line-skew="0.108cm" svg:x1="13.2cm" svg:y1="7.25cm" svg:x2="12cm" svg:y2="7.501cm" draw:start-shape="id5" draw:start-glue-point="6" draw:end-shape="id1" draw:end-glue-point="9" svg:d="m13200 7250h-592v251h-608">
          <text:p/>
        </draw:connector>
        <draw:connector draw:style-name="gr4" draw:text-style-name="P5" draw:layer="layout" draw:type="line" svg:x1="6.75cm" svg:y1="4.251cm" svg:x2="7.45cm" svg:y2="4.25cm" draw:start-shape="id6" draw:start-glue-point="8" draw:end-shape="id7" draw:end-glue-point="6" svg:d="m6750 4251 700-1">
          <text:p/>
        </draw:connector>
        <draw:connector draw:style-name="gr4" draw:text-style-name="P5" draw:layer="layout" draw:type="line" svg:x1="7.45cm" svg:y1="5.5cm" svg:x2="6.75cm" svg:y2="5.501cm" draw:start-shape="id8" draw:start-glue-point="6" draw:end-shape="id6" draw:end-glue-point="9" svg:d="m7450 5500-700 1">
          <text:p/>
        </draw:connector>
        <draw:connector draw:style-name="gr4" draw:text-style-name="P5" draw:layer="layout" draw:type="line" svg:x1="7.45cm" svg:y1="8.5cm" svg:x2="6.75cm" svg:y2="8.499cm" draw:start-shape="id9" draw:start-glue-point="6" draw:end-shape="id6" draw:end-glue-point="11" svg:d="m7450 8500-700-1">
          <text:p/>
        </draw:connector>
        <draw:connector draw:style-name="gr4" draw:text-style-name="P5" draw:layer="layout" draw:type="line" svg:x1="7.45cm" svg:y1="7.25cm" svg:x2="6.75cm" svg:y2="7.251cm" draw:start-shape="id10" draw:start-glue-point="6" draw:end-shape="id6" draw:end-glue-point="10" svg:d="m7450 7250-700 1">
          <text:p/>
        </draw:connector>
        <draw:connector draw:style-name="gr4" draw:text-style-name="P5" draw:layer="layout" draw:type="line" svg:x1="9.047cm" svg:y1="7.25cm" svg:x2="9.75cm" svg:y2="7.251cm" draw:start-shape="id10" draw:start-glue-point="9" draw:end-shape="id1" draw:end-glue-point="15" svg:d="m9047 7250 703 1">
          <text:p/>
        </draw:connector>
        <draw:connector draw:style-name="gr4" draw:text-style-name="P5" draw:layer="layout" draw:type="line" svg:x1="9.047cm" svg:y1="8.5cm" svg:x2="9.75cm" svg:y2="8.499cm" draw:start-shape="id9" draw:start-glue-point="9" draw:end-shape="id1" draw:end-glue-point="14" svg:d="m9047 8500 703-1">
          <text:p/>
        </draw:connector>
        <draw:connector draw:style-name="gr4" draw:text-style-name="P5" draw:layer="layout" draw:type="line" svg:x1="9.047cm" svg:y1="4.25cm" svg:x2="9.75cm" svg:y2="4.251cm" draw:start-shape="id7" draw:start-glue-point="9" draw:end-shape="id11" draw:end-glue-point="8" svg:d="m9047 4250 703 1">
          <text:p/>
        </draw:connector>
        <draw:connector draw:style-name="gr4" draw:text-style-name="P5" draw:layer="layout" draw:type="line" svg:x1="9.75cm" svg:y1="5.499cm" svg:x2="9.047cm" svg:y2="5.5cm" draw:start-shape="id11" draw:start-glue-point="9" draw:end-shape="id8" draw:end-glue-point="9" svg:d="m9750 5499-703 1">
          <text:p/>
        </draw:connector>
        <draw:connector draw:style-name="gr4" draw:text-style-name="P5" draw:layer="layout" draw:type="line" svg:x1="14.797cm" svg:y1="6cm" svg:x2="15.5cm" svg:y2="6.001cm" draw:start-shape="id4" draw:start-glue-point="9" draw:end-shape="id12" draw:end-glue-point="8" svg:d="m14797 6000 703 1">
          <text:p/>
        </draw:connector>
        <draw:connector draw:style-name="gr4" draw:text-style-name="P5" draw:layer="layout" draw:type="line" svg:x1="15.5cm" svg:y1="7.249cm" svg:x2="14.797cm" svg:y2="7.25cm" draw:start-shape="id12" draw:start-glue-point="9" draw:end-shape="id5" draw:end-glue-point="9" svg:d="m15500 7249-703 1">
          <text:p/>
        </draw:connector>
        <draw:connector draw:style-name="gr4" draw:text-style-name="P5" draw:layer="layout" draw:type="line" svg:x1="14.797cm" svg:y1="8.5cm" svg:x2="15.5cm" svg:y2="8.501cm" draw:start-shape="id2" draw:start-glue-point="9" draw:end-shape="id13" draw:end-glue-point="8" svg:d="m14797 8500 703 1">
          <text:p/>
        </draw:connector>
        <draw:connector draw:style-name="gr4" draw:text-style-name="P5" draw:layer="layout" draw:type="line" svg:x1="15.5cm" svg:y1="9.749cm" svg:x2="14.797cm" svg:y2="9.75cm" draw:start-shape="id13" draw:start-glue-point="9" draw:end-shape="id3" draw:end-glue-point="9" svg:d="m15500 9749-703 1">
          <text:p/>
        </draw:connector>
        <draw:custom-shape draw:style-name="gr3" draw:text-style-name="P6" draw:id="id14" draw:layer="layout" svg:width="2cm" svg:height="1cm" svg:x="7.25cm" svg:y="9.75cm">
          <text:p text:style-name="P3"><text:span text:style-name="T2">Input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16" draw:layer="layout" svg:width="2cm" svg:height="1cm" svg:x="7.25cm" svg:y="11cm">
          <text:p text:style-name="P3"><text:span text:style-name="T2">Output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draw:id="id15" draw:layer="layout" svg:width="2.25cm" svg:height="2.25cm" svg:x="9.75cm" svg:y="9.75cm">
          <draw:glue-point draw:id="8" svg:x="-5cm" svg:y="-2.777cm"/>
          <draw:glue-point draw:id="9" svg:x="-5cm" svg:y="2.777cm"/>
          <text:p text:style-name="P3"><text:span text:style-name="T2">Recipe 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9.047cm" svg:y1="10.25cm" svg:x2="9.75cm" svg:y2="10.251cm" draw:start-shape="id14" draw:start-glue-point="9" draw:end-shape="id15" draw:end-glue-point="8" svg:d="m9047 10250 703 1">
          <text:p/>
        </draw:connector>
        <draw:connector draw:style-name="gr4" draw:text-style-name="P5" draw:layer="layout" draw:type="line" svg:x1="9.75cm" svg:y1="11.499cm" svg:x2="9.047cm" svg:y2="11.5cm" draw:start-shape="id15" draw:start-glue-point="9" draw:end-shape="id16" draw:end-glue-point="9" svg:d="m9750 11499-703 1">
          <text:p/>
        </draw:connector>
        <draw:connector draw:style-name="gr4" draw:text-style-name="P5" draw:layer="layout" draw:type="line" svg:x1="6.75cm" svg:y1="10.249cm" svg:x2="7.45cm" svg:y2="10.25cm" draw:start-shape="id6" draw:start-glue-point="12" draw:end-shape="id14" draw:end-glue-point="6" svg:d="m6750 10249 700 1">
          <text:p/>
        </draw:connector>
        <draw:custom-shape draw:style-name="gr3" draw:text-style-name="P6" draw:id="id17" draw:layer="layout" svg:width="2.25cm" svg:height="2.25cm" svg:x="23cm" svg:y="9.75cm">
          <draw:glue-point draw:id="8" svg:x="-5cm" svg:y="-2.777cm"/>
          <draw:glue-point draw:id="9" svg:x="-5cm" svg:y="2.777cm"/>
          <text:p text:style-name="P3"><text:span text:style-name="T2">Node 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1.75cm" svg:height="11.75cm" svg:x="19.5cm" svg:y="2cm">
          <text:p text:style-name="P3"><text:span text:style-name="T2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2cm" svg:y1="10.875cm" svg:x2="23cm" svg:y2="10.875cm" draw:start-shape="id15" draw:start-glue-point="7" draw:end-shape="id17" draw:end-glue-point="3" svg:d="m12000 10875h11000">
          <text:p/>
        </draw:connector>
        <draw:frame draw:style-name="gr7" draw:text-style-name="P7" draw:layer="layout" svg:width="3.927cm" svg:height="0.801cm" svg:x="13.573cm" svg:y="10.75cm">
          <draw:text-box>
            <text:p><text:span text:style-name="T2">Remote execution</text:span></text:p>
          </draw:text-box>
        </draw:frame>
        <draw:connector draw:style-name="gr4" draw:text-style-name="P5" draw:layer="layout" draw:type="line" svg:x1="7.45cm" svg:y1="11.5cm" svg:x2="6.75cm" svg:y2="11.499cm" draw:start-shape="id16" draw:start-glue-point="6" draw:end-shape="id6" draw:end-glue-point="13" svg:d="m7450 11500-700-1">
          <text:p/>
        </draw:connector>
        <draw:connector draw:style-name="gr4" draw:text-style-name="P5" draw:layer="layout" draw:type="line" svg:x1="5.75cm" svg:y1="12cm" svg:x2="5.75cm" svg:y2="12.75cm" draw:start-shape="id6" draw:start-glue-point="6" draw:end-shape="id18" draw:end-glue-point="5" svg:d="m5750 12000v750">
          <text:p/>
        </draw:connector>
        <draw:custom-shape draw:style-name="gr8" draw:text-style-name="P6" draw:id="id20" draw:layer="layout" svg:width="2.75cm" svg:height="1.5cm" svg:x="1.25cm" svg:y="3.75cm">
          <draw:glue-point draw:id="8" svg:x="5cm" svg:y="-1.666cm"/>
          <text:p text:style-name="P3"><text:span text:style-name="T2">Configurat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5" draw:id="id19" draw:layer="layout" svg:width="2.75cm" svg:height="1.5cm" svg:x="1.25cm" svg:y="5.75cm">
          <draw:glue-point draw:id="8" svg:x="5cm" svg:y="-1.66cm"/>
          <text:p text:style-name="P3"><text:span text:style-name="T2">Task</text:span></text:p>
          <text:p text:style-name="P3"><text:span text:style-name="T2">Definit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5" draw:layer="layout" draw:type="line" svg:x1="4cm" svg:y1="6.251cm" svg:x2="4.75cm" svg:y2="6.251cm" draw:start-shape="id19" draw:start-glue-point="8" draw:end-shape="id6" draw:end-glue-point="15" svg:d="m4000 6251h750">
          <text:p/>
        </draw:connector>
        <draw:connector draw:style-name="gr4" draw:text-style-name="P5" draw:layer="layout" draw:type="line" svg:x1="4cm" svg:y1="4.251cm" svg:x2="4.75cm" svg:y2="4.252cm" draw:start-shape="id20" draw:start-glue-point="8" draw:end-shape="id6" draw:end-glue-point="14" svg:d="m4000 4251 75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25T17:52:31</meta:creation-date>
    <dc:date>2010-10-26T12:01:48</dc:date>
    <meta:editing-duration>PT00H36M32S</meta:editing-duration>
    <meta:editing-cycles>6</meta:editing-cycles>
    <meta:generator>OpenOffice.org/3.2$Unix OpenOffice.org_project/320m19$Build-9505</meta:generator>
    <meta:document-statistic meta:object-count="54"/>
  </office:meta>
</office:document-meta>
</file>